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0E1F54D0189.png" manifest:media-type="image/png"/>
  <manifest:file-entry manifest:full-path="Pictures/1000020100000200000002001AD6D903.png" manifest:media-type="image/png"/>
  <manifest:file-entry manifest:full-path="Pictures/10000201000001D600000173E47A8ED7.png" manifest:media-type="image/png"/>
  <manifest:file-entry manifest:full-path="Pictures/1000020100000100000001116721C1E1.png" manifest:media-type="image/png"/>
  <manifest:file-entry manifest:full-path="Pictures/100002010000010000000100E01B6B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09cm"/>
    </style:style>
    <style:style style:name="gr3" style:family="graphic" style:parent-style-name="standard">
      <style:graphic-properties draw:stroke="none" svg:stroke-color="#000000" draw:fill="none" draw:fill-color="#ffffff" fo:min-height="0.465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1.35cm" fo:min-width="3cm" draw:shadow="hidden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35cm" fo:min-width="3cm" draw:shadow="hidden"/>
    </style:style>
    <style:style style:name="gr6" style:family="graphic" style:parent-style-name="standard">
      <style:graphic-properties draw:stroke="none" draw:fill-color="#c5000b" draw:textarea-horizontal-align="justify" draw:textarea-vertical-align="middle" draw:auto-grow-height="false" fo:min-height="0.05cm" fo:min-width="0.55cm"/>
    </style:style>
    <style:style style:name="gr7" style:family="graphic" style:parent-style-name="standard">
      <style:graphic-properties draw:stroke="none" draw:fill-color="#c5000b" draw:textarea-horizontal-align="justify" draw:textarea-vertical-align="middle" draw:auto-grow-height="false" fo:min-height="0.05cm" fo:min-width="0.9cm"/>
    </style:style>
    <style:style style:name="gr8" style:family="graphic" style:parent-style-name="standard">
      <style:graphic-properties draw:stroke="dash" draw:stroke-dash="Fine_20_Dashed" svg:stroke-width="0.1cm" svg:stroke-color="#111111" draw:marker-start-width="0.35cm" draw:marker-end-width="0.35cm" draw:fill="solid" draw:fill-color="#ff3333" draw:opacity="20%" draw:textarea-horizontal-align="justify" draw:textarea-vertical-align="middle" draw:auto-grow-height="false" fo:min-height="4.95cm" fo:min-width="5.4cm" fo:padding-top="0.175cm" fo:padding-bottom="0.175cm" fo:padding-left="0.3cm" fo:padding-right="0.3cm" draw:shadow-opacity="2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color="#ff3333" draw:fill="solid" draw:fill-color="#ff3333" draw:textarea-horizontal-align="justify" draw:textarea-vertical-align="middle" draw:auto-grow-height="false" fo:min-height="0.75cm" fo:min-width="5.4cm"/>
    </style:style>
    <style:style style:name="gr11" style:family="graphic" style:parent-style-name="standard">
      <style:graphic-properties draw:stroke="none" draw:fill="none" fo:min-height="0.815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standard">
      <style:graphic-properties draw:stroke="none" draw:fill-color="#ff950e" draw:textarea-horizontal-align="justify" draw:textarea-vertical-align="middle" draw:auto-grow-height="false" fo:min-height="0.551cm" fo:min-width="0.051cm"/>
    </style:style>
    <style:style style:name="gr14" style:family="graphic" style:parent-style-name="standard">
      <style:graphic-properties draw:stroke="none" svg:stroke-color="#000000" draw:fill="none" draw:fill-color="#ffffff" fo:min-height="1.06cm"/>
    </style:style>
    <style:style style:name="gr15" style:family="graphic" style:parent-style-name="objectwithoutfill">
      <style:graphic-properties svg:stroke-color="#c5000b" draw:marker-end="Arrow" draw:marker-end-width="0.3cm" draw:fill="none" draw:textarea-vertical-align="middle"/>
    </style:style>
    <style:style style:name="gr16" style:family="graphic" style:parent-style-name="standard">
      <style:graphic-properties draw:fill-color="#ffcc00" draw:textarea-vertical-align="middle" draw:auto-grow-height="false" fo:min-height="0.076cm" fo:min-width="0.682cm"/>
    </style:style>
    <style:style style:name="gr17" style:family="graphic" style:parent-style-name="standard">
      <style:graphic-properties draw:stroke="none" draw:fill="none" fo:min-height="0.45cm"/>
    </style:style>
    <style:style style:name="gr18" style:family="graphic" style:parent-style-name="objectwithoutfill">
      <style:graphic-properties svg:stroke-color="#c5000b" draw:marker-start="" draw:marker-end="Extrémités_20_de_20_flèche_20_1" draw:marker-end-width="0.3cm" draw:fill="none" draw:textarea-vertical-align="middle"/>
    </style:style>
    <style:style style:name="gr19" style:family="graphic" style:parent-style-name="standard" style:list-style-name="L1">
      <style:graphic-properties svg:stroke-color="#ff3333" draw:fill="solid" draw:fill-color="#ff3333" draw:textarea-horizontal-align="justify" draw:textarea-vertical-align="middle" draw:auto-grow-height="false" fo:min-height="0.75cm" fo:min-width="5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P3" style:family="paragraph"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style:font-name="Latin Modern Sans" fo:font-size="10.5pt" fo:font-weight="bold" style:font-size-asian="10.5pt" style:font-weight-asian="bold" style:font-size-complex="10.5pt" style:font-weight-complex="bold"/>
    </style:style>
    <style:style style:name="P5" style:family="paragraph">
      <style:text-properties style:font-name="Latin Modern Sans" fo:font-size="8pt" style:font-size-asian="8pt" style:font-size-complex="8pt"/>
    </style:style>
    <style:style style:name="P6" style:family="paragraph">
      <style:paragraph-properties fo:text-align="center"/>
      <style:text-properties style:font-name="Latin Modern Sans" fo:font-size="8pt" style:font-size-asian="8pt" style:font-size-complex="8pt"/>
    </style:style>
    <style:style style:name="P7" style:family="paragraph">
      <style:paragraph-properties fo:text-align="center"/>
      <style:text-properties style:use-window-font-color="true" style:font-name="Latin Modern Sans" fo:font-size="9pt" fo:font-weight="bold" style:font-size-asian="9pt" style:font-weight-asian="bold" style:font-size-complex="9pt" style:font-weight-complex="bold"/>
    </style:style>
    <style:style style:name="P8" style:family="paragraph">
      <style:paragraph-properties fo:text-align="center"/>
      <style:text-properties style:use-window-font-color="true" style:font-name="Latin Modern Sans" fo:font-size="8pt" fo:font-weight="bold" style:font-size-asian="8pt" style:font-weight-asian="bold" style:font-size-complex="8pt" style:font-weight-complex="bold"/>
    </style:style>
    <style:style style:name="P9" style:family="paragraph">
      <style:text-properties fo:color="#c5000b" style:font-name="Latin Modern Sans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color="#3465a4" style:font-name="Latin Modern Sans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style:use-window-font-color="true" style:font-name="Latin Modern Sans" fo:font-size="9pt" fo:font-weight="bold" style:letter-kerning="true" style:font-name-asian="Droid Sans Fallback" style:font-size-asian="9pt" style:font-weight-asian="bold" style:font-size-complex="9pt" style:font-weight-complex="bold"/>
    </style:style>
    <style:style style:name="T1" style:family="text">
      <style:text-properties style:font-name="Latin Modern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atin Modern Sans" fo:font-size="10.5pt" fo:font-weight="bold" style:font-size-asian="10.5pt" style:font-weight-asian="bold" style:font-size-complex="10.5pt" style:font-weight-complex="bold"/>
    </style:style>
    <style:style style:name="T3" style:family="text">
      <style:text-properties style:font-name="Latin Modern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Latin Modern Sans" fo:font-size="8pt" style:font-size-asian="8pt" style:font-size-complex="8pt"/>
    </style:style>
    <style:style style:name="T5" style:family="text">
      <style:text-properties style:use-window-font-color="true" style:font-name="Latin Modern Sans" fo:font-size="9pt" fo:font-weight="bold" style:font-size-asian="9pt" style:font-weight-asian="bold" style:font-size-complex="9pt" style:font-weight-complex="bold"/>
    </style:style>
    <style:style style:name="T6" style:family="text">
      <style:text-properties style:use-window-font-color="true" style:font-name="Latin Modern Sans" fo:font-size="8pt" fo:font-weight="bold" style:font-size-asian="8pt" style:font-weight-asian="bold" style:font-size-complex="8pt" style:font-weight-complex="bold"/>
    </style:style>
    <style:style style:name="T7" style:family="text">
      <style:text-properties style:use-window-font-color="true" style:font-name="Latin Modern Sans" fo:font-size="8pt" fo:language="en" fo:country="US" fo:font-weight="bold" style:font-size-asian="8pt" style:font-weight-asian="bold" style:font-size-complex="8pt" style:font-weight-complex="bold"/>
    </style:style>
    <style:style style:name="T8" style:family="text">
      <style:text-properties fo:color="#c5000b" style:font-name="Latin Modern Sans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465a4" style:font-name="Latin Modern Sans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Latin Modern Sans" fo:font-size="9pt" fo:font-weight="bold" style:letter-kerning="true" style:font-name-asian="Droid Sans Fallback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.795cm" svg:height="2.593cm" svg:x="0.005cm" svg:y="4cm">
            <draw:image xlink:href="Pictures/100002010000010000000100E01B6B3B.png" xlink:type="simple" xlink:show="embed" xlink:actuate="onLoad">
              <text:p/>
            </draw:image>
          </draw:frame>
          <draw:frame draw:style-name="gr2" draw:text-style-name="P2" draw:layer="layout" svg:width="3.4cm" svg:height="1.459cm" svg:x="-0.2cm" svg:y="6.184cm">
            <draw:text-box>
              <text:p text:style-name="P1"><text:span text:style-name="T1">Media Content</text:span></text:p>
            </draw:text-box>
          </draw:frame>
        </draw:g>
        <draw:g>
          <draw:frame draw:style-name="gr1" draw:text-style-name="P1" draw:layer="layout" svg:width="1.693cm" svg:height="1.827cm" svg:x="0.279cm" svg:y="0.4cm">
            <draw:image xlink:href="Pictures/1000020100000100000001116721C1E1.png" xlink:type="simple" xlink:show="embed" xlink:actuate="onLoad">
              <text:p/>
            </draw:image>
          </draw:frame>
          <draw:frame draw:style-name="gr3" draw:text-style-name="P3" draw:layer="layout" svg:width="2.7cm" svg:height="0.759cm" svg:x="0cm" svg:y="2.024cm">
            <draw:text-box>
              <text:p><text:span text:style-name="T1">Data Source</text:span></text:p>
            </draw:text-box>
          </draw:frame>
        </draw:g>
        <draw:custom-shape draw:style-name="gr4" draw:text-style-name="P4" draw:layer="layout" svg:width="3.5cm" svg:height="1.6cm" svg:x="4.45cm" svg:y="4.6cm">
          <text:p text:style-name="P1"><text:span text:style-name="T2">Semantic Indexing </text:span><text:span text:style-name="T2"><text:line-break/></text:span><text:span text:style-name="T3">Concept Detec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3.15cm" svg:height="1.6cm" svg:x="4.45cm" svg:y="2.1cm">
          <text:p text:style-name="P1"><text:span text:style-name="T1">Semantic Concept</text:span><text:span text:style-name="T1"><text:line-break/></text:span><text:span text:style-name="T1">Detector</text:span><text:span text:style-name="T1"><text:line-break/></text:span><text:span text:style-name="T1">Constru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1.2cm" svg:height="0.6cm" svg:x="3.1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6cm" svg:height="0.6cm" svg:x="8.3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5.9cm" svg:height="5.2cm" svg:x="10.3cm" svg:y="1.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675cm" svg:height="0.67cm" svg:x="2.739cm" svg:y="5.5cm">
          <draw:text-box>
            <text:p><text:span text:style-name="T4">Raw Data</text:span></text:p>
          </draw:text-box>
        </draw:frame>
        <draw:frame draw:style-name="gr9" draw:text-style-name="P6" draw:layer="layout" svg:width="2.119cm" svg:height="1.089cm" svg:x="7.9cm" svg:y="5.5cm">
          <draw:text-box>
            <text:p text:style-name="P1"><text:span text:style-name="T4">Initial</text:span></text:p>
            <text:p text:style-name="P1"><text:span text:style-name="T4">Interpretation</text:span></text:p>
          </draw:text-box>
        </draw:frame>
        <draw:custom-shape draw:style-name="gr10" draw:text-style-name="P7" draw:layer="layout" svg:width="5cm" svg:height="1cm" svg:x="11.2cm" svg:y="0.2cm">
          <text:p text:style-name="P1"><text:span text:style-name="T5">Scalable and Generic Fuzzy </text:span><text:span text:style-name="T5"><text:line-break/></text:span><text:span text:style-name="T5">Knwoledge Based Framework 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0.6cm" svg:x="17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2.119cm" svg:height="1.089cm" svg:x="16.6cm" svg:y="4.111cm">
          <draw:text-box>
            <text:p text:style-name="P1"><text:span text:style-name="T4">Enhanced</text:span></text:p>
            <text:p text:style-name="P1"><text:span text:style-name="T4">Interpretation</text:span></text:p>
          </draw:text-box>
        </draw:frame>
        <draw:frame draw:style-name="gr1" draw:text-style-name="P1" draw:layer="layout" svg:width="2.312cm" svg:height="1.799cm" svg:x="12.288cm" svg:y="2.801cm">
          <draw:image xlink:href="Pictures/10000201000001D600000173E47A8ED7.png" xlink:type="simple" xlink:show="embed" xlink:actuate="onLoad">
            <text:p/>
          </draw:image>
        </draw:frame>
        <draw:frame draw:style-name="gr11" draw:text-style-name="P8" draw:layer="layout" svg:width="3.7cm" svg:height="1.065cm" svg:x="11.6cm" svg:y="2.235cm">
          <draw:text-box>
            <text:p text:style-name="P1"><text:span text:style-name="T6">Managed </text:span><text:span text:style-name="T7">Knowledge</text:span></text:p>
          </draw:text-box>
        </draw:frame>
        <draw:frame draw:style-name="gr12" draw:text-style-name="P9" draw:layer="layout" svg:width="3.8cm" svg:height="1.06cm" svg:x="11.9cm" svg:y="4.24cm">
          <draw:text-box>
            <text:p><text:span text:style-name="T8">Reasoning</text:span></text:p>
          </draw:text-box>
        </draw:frame>
        <draw:custom-shape draw:style-name="gr13" draw:text-style-name="P1" draw:layer="layout" svg:width="0.55cm" svg:height="0.8cm" draw:transform="rotate (-1.57690497917688) translate (6.602cm 3.905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3.8cm" svg:height="1.06cm" svg:x="12.1cm" svg:y="1.34cm">
          <draw:text-box>
            <text:p><text:span text:style-name="T8">Analysis</text:span></text:p>
          </draw:text-box>
        </draw:frame>
        <draw:frame draw:style-name="gr14" draw:text-style-name="P9" draw:layer="layout" svg:width="3.8cm" svg:height="1.31cm" draw:transform="rotate (1.57830124257847) translate (14.529cm 4.8cm)">
          <draw:text-box>
            <text:p><text:span text:style-name="T8">Evolving</text:span></text:p>
          </draw:text-box>
        </draw:frame>
        <draw:line draw:style-name="gr15" draw:text-style-name="P1" draw:layer="layout" svg:x1="2.2cm" svg:y1="1.6cm" svg:x2="10.2cm" svg:y2="1.6cm">
          <text:p/>
        </draw:line>
        <draw:frame draw:style-name="gr12" draw:text-style-name="P9" draw:layer="layout" svg:width="3.8cm" svg:height="1.06cm" draw:transform="rotate (-1.57463605114929) translate (12.3cm 2.104cm)">
          <draw:text-box>
            <text:p><text:span text:style-name="T8">Learning</text:span></text:p>
          </draw:text-box>
        </draw:frame>
        <draw:line draw:style-name="gr15" draw:text-style-name="P1" draw:layer="layout" svg:x1="2.2cm" svg:y1="1.6cm" svg:x2="4.3cm" svg:y2="2.3cm">
          <text:p/>
        </draw:line>
        <draw:custom-shape draw:style-name="gr16" draw:text-style-name="P1" draw:layer="layout" svg:width="1.797cm" svg:height="0.485cm" draw:transform="rotate (-3.13094614515263) translate (9.502cm 3.08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frame draw:style-name="gr1" draw:text-style-name="P1" draw:layer="layout" svg:width="1.286cm" svg:height="1.286cm" svg:x="18.4cm" svg:y="1.5cm">
            <draw:image xlink:href="Pictures/1000020100000200000002001AD6D903.png" xlink:type="simple" xlink:show="embed" xlink:actuate="onLoad">
              <text:p/>
            </draw:image>
          </draw:frame>
          <draw:frame draw:style-name="gr17" draw:text-style-name="P8" draw:layer="layout" svg:width="3.8cm" svg:height="0.7cm" svg:x="17cm" svg:y="2.6cm">
            <draw:text-box>
              <text:p text:style-name="P1"><text:span text:style-name="T6">Expert</text:span></text:p>
            </draw:text-box>
          </draw:frame>
        </draw:g>
        <draw:frame draw:style-name="gr1" draw:text-style-name="P1" draw:layer="layout" svg:width="1.452cm" svg:height="1.452cm" svg:x="18.548cm" svg:y="4.5cm">
          <draw:image xlink:href="Pictures/10000201000000E1000000E1F54D0189.png" xlink:type="simple" xlink:show="embed" xlink:actuate="onLoad">
            <text:p/>
          </draw:image>
        </draw:frame>
        <draw:frame draw:style-name="gr11" draw:text-style-name="P10" draw:layer="layout" svg:width="1.8cm" svg:height="1.065cm" svg:x="18.4cm" svg:y="5.635cm">
          <draw:text-box>
            <text:p text:style-name="P1"><text:span text:style-name="T9">Indexing </text:span><text:span text:style-name="T9"><text:line-break/></text:span><text:span text:style-name="T9">Result</text:span></text:p>
          </draw:text-box>
        </draw:frame>
        <draw:line draw:style-name="gr18" draw:text-style-name="P1" draw:layer="layout" svg:x1="18.125cm" svg:y1="2.47cm" svg:x2="16.825cm" svg:y2="2.47cm">
          <text:p/>
        </draw:line>
        <draw:frame draw:style-name="gr9" draw:text-style-name="P6" draw:layer="layout" svg:width="1.7cm" svg:height="0.67cm" svg:x="16.7cm" svg:y="2.4cm">
          <draw:text-box>
            <text:p text:style-name="P1"><text:span text:style-name="T4">Validation</text:span></text:p>
          </draw:text-box>
        </draw:frame>
        <draw:frame draw:style-name="gr9" draw:text-style-name="P6" draw:layer="layout" svg:width="3.241cm" svg:height="0.67cm" svg:x="4.375cm" svg:y="1cm">
          <draw:text-box>
            <text:p text:style-name="P1"><text:span text:style-name="T4">Semantic Relationships</text:span></text:p>
          </draw:text-box>
        </draw:frame>
        <draw:frame draw:style-name="gr9" draw:text-style-name="P6" draw:layer="layout" svg:width="1.747cm" svg:height="1.089cm" svg:x="2.62cm" svg:y="2.111cm">
          <draw:text-box>
            <text:p text:style-name="P1"><text:span text:style-name="T4">Annotated</text:span><text:span text:style-name="T4"><text:line-break/></text:span><text:span text:style-name="T4">Content</text:span></text:p>
          </draw:text-box>
        </draw:frame>
        <draw:custom-shape draw:style-name="gr10" draw:text-style-name="P7" draw:layer="layout" svg:width="1.6cm" svg:height="2.8cm" svg:x="9.6cm" svg:y="2cm">
          <text:p text:style-name="P1"><text:span text:style-name="T10">Semantic </text:span><text:span text:style-name="T10"><text:line-break/></text:span><text:span text:style-name="T10">Concept</text:span><text:span text:style-name="T10"><text:line-break/></text:span><text:span text:style-name="T10">Hierarchy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712cm" svg:height="0.452cm" draw:transform="skewX (0.359712358836031) rotate (-2.77228098386779) translate (9.401cm 4.182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1" draw:layer="layout" svg:width="4.1cm" svg:height="1.1cm" draw:transform="rotate (1.56538580611371) translate (15.592cm 5.697cm)">
          <text:p text:style-name="P1"><text:span text:style-name="T10">Fuzzy Knowledge </text:span><text:span text:style-name="T10"><text:line-break/></text:span><text:span text:style-name="T10">Managem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" svg:font-family="'Latin Modern Roma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5-09-05T14:35:01.185278320</dc:date>
    <meta:editing-duration>PT1H17M4S</meta:editing-duration>
    <meta:editing-cycles>18</meta:editing-cycles>
    <meta:generator>LibreOffice/4.2.8.2$Linux_X86_64 LibreOffice_project/420m0$Build-2</meta:generator>
    <meta:document-statistic meta:object-count="38"/>
  </office:meta>
</office:document-meta>
</file>